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text-position="" style:font-name="Liberation Sans1"/>
    </style:style>
    <style:style style:name="ce2" style:family="table-cell" style:parent-style-name="Default" style:data-style-name="N10061">
      <style:text-properties style:text-position=""/>
    </style:style>
    <style:style style:name="ce3" style:family="table-cell" style:parent-style-name="Default" style:data-style-name="N121">
      <style:text-properties style:text-position=""/>
    </style:style>
    <style:style style:name="ce4" style:family="table-cell" style:parent-style-name="Default">
      <style:text-properties style:font-name="Liberation Sans1"/>
    </style:style>
    <style:style style:name="ce5" style:family="table-cell" style:parent-style-name="Default" style:data-style-name="N10061"/>
    <style:style style:name="ce6" style:family="table-cell" style:parent-style-name="Default" style:data-style-name="N121"/>
  </office:automatic-styles>
  <office:body>
    <office:spreadsheet>
      <table:table table:name="R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n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in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fb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formula="of:=[.B7]*(([.B4]/[.B5]) - 1)" office:value-type="float" office:value="1204000" calcext:value-type="float">
            <text:p>1204000</text:p>
          </table:table-cell>
          <table:table-cell table:style-name="ce1" office:value-type="string" calcext:value-type="string">
            <text:p>Ω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15000" calcext:value-type="float">
            <text:p>215000</text:p>
          </table:table-cell>
          <table:table-cell table:style-name="ce1" office:value-type="string" calcext:value-type="string">
            <text:p>Ω</text:p>
          </table:table-cell>
          <table:table-cell table:style-name="ce2" table:formula="of:=[.B4]/SUM([.B6:.B7])" office:value-type="float" office:value="0.00000232558139534884" calcext:value-type="float">
            <text:p>2.33E-06</text:p>
          </table:table-cell>
        </table:table-row>
      </table:table>
      <table:table table:name="Inductor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V from the data sheet calculations</text:p>
          </table:table-cell>
        </table:table-row>
        <table:table-row table:style-name="ro1">
          <table:table-cell office:value-type="string" calcext:value-type="string">
            <text:p>Lbuck</text:p>
          </table:table-cell>
          <table:table-cell table:formula="of:=((Vin1-Vout)*0.5) *10^-6" office:value-type="float" office:value="0.00000045" calcext:value-type="float">
            <text:p>0.0000004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E3]/0.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boost</text:p>
          </table:table-cell>
          <table:table-cell table:formula="of:=(Vout*0.5)*10^-6" office:value-type="float" office:value="0.00000165" calcext:value-type="float">
            <text:p>0.00000165</text:p>
          </table:table-cell>
          <table:table-cell office:value-type="string" calcext:value-type="string">
            <text:p>H</text:p>
          </table:table-cell>
          <table:table-cell table:formula="of:=2.2*10^-6" office:value-type="float" office:value="0.0000022" calcext:value-type="float">
            <text:p>0.0000022</text:p>
          </table:table-cell>
          <table:table-cell office:value-type="float" office:value="4.7" calcext:value-type="float">
            <text:p>4.7</text:p>
          </table:table-cell>
          <table:table-cell table:formula="of:=([.E4]/0.5)-3.3" office:value-type="float" office:value="6.1" calcext:value-type="float">
            <text:p>6.1</text:p>
          </table:table-cell>
        </table:table-row>
      </table:table>
      <table:table table:name="Current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200000" calcext:value-type="float">
            <text:p>2200000.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Iout</text:p>
          </table:table-cell>
          <table:table-cell office:value-type="float" office:value="0.1" calcext:value-type="float">
            <text:p>0.1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1</text:p>
          </table:table-cell>
          <table:table-cell table:formula="of:=(Iout/0.8)+((Vout*(Vin1-Vout))/(2*Vin1*fMin*Lboost))" office:value-type="float" office:value="0.198051948051948" calcext:value-type="float">
            <text:p>0.198</text:p>
          </table:table-cell>
          <table:table-cell office:value-type="string" calcext:value-type="string">
            <text:p>A</text:p>
          </table:table-cell>
          <table:table-cell table:formula="of:=(Iout/0.8)+((Vout*(Vin1-Vin2))/(2*Vin1*fMin*Lboost))" office:value-type="float" office:value="0.222402597402597" calcext:value-type="float">
            <text:p>0.2224025974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table:formula="of:=((Vout*Iout)/(0.8*Vin2))+(Vin2*((Vout-Vin2)/(2*Vout*fMin*Lboost)))" office:value-type="float" office:value="0.165674305033809" calcext:value-type="float">
            <text:p>0.16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ut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string" calcext:value-type="string">
            <text:p>Cout</text:p>
          </table:table-cell>
          <table:table-cell table:formula="of:= 5 * Lboost" office:value-type="float" office:value="0.000011" calcext:value-type="float">
            <text:p>0.000011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μF</text:p>
          </table:table-cell>
        </table:table-row>
      </table:table>
      <table:named-expressions>
        <table:named-range table:name="fMin" table:base-cell-address="$Inductor.$D$4" table:cell-range-address="$Current.$B$3"/>
        <table:named-range table:name="Iout" table:base-cell-address="$Current.$B$4" table:cell-range-address="$Current.$B$4"/>
        <table:named-range table:name="Lboost" table:base-cell-address="$Inductor.$D$4" table:cell-range-address="$Inductor.$D$4"/>
        <table:named-range table:name="R_1" table:base-cell-address="$R1.$A$4" table:cell-range-address="$R1.$B$6"/>
        <table:named-range table:name="R_2" table:base-cell-address="$R1.$B$7" table:cell-range-address="$R1.$B$7"/>
        <table:named-range table:name="Vfb" table:base-cell-address="$R1.$B$5" table:cell-range-address="$R1.$B$5"/>
        <table:named-range table:name="Vin1" table:base-cell-address="$R1.$A$4" table:cell-range-address="$R1.$B$3"/>
        <table:named-range table:name="Vin2" table:base-cell-address="$R1.$A$4" table:cell-range-address="$R1.$B$2"/>
        <table:named-range table:name="Vout" table:base-cell-address="$R1.$B$4" table:cell-range-address="$R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13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22:45:09.204605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0:58:18.389176116</meta:creation-date>
    <dc:date>2015-08-11T22:50:47.905965279</dc:date>
    <meta:editing-duration>PT29M45S</meta:editing-duration>
    <meta:editing-cycles>10</meta:editing-cycles>
    <meta:generator>LibreOffice/4.2.8.2$Linux_X86_64 LibreOffice_project/420m0$Build-2</meta:generator>
    <meta:print-date>2015-08-11T22:47:40.194149216</meta:print-date>
    <meta:document-statistic meta:table-count="4" meta:cell-count="50" meta:object-count="0"/>
  </office:meta>
</office:document-meta>
</file>